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Sans" fo:font-size="12pt" fo:font-weight="normal" officeooo:rsid="00438dc8" officeooo:paragraph-rsid="001e5e3f" style:font-size-asian="12pt" style:font-weight-asian="normal" style:font-size-complex="12pt" style:font-weight-complex="normal"/>
    </style:style>
    <style:style style:name="P3" style:family="paragraph" style:parent-style-name="Standard">
      <style:text-properties style:font-name="OpenSans" fo:font-size="12pt" fo:font-weight="bold" officeooo:rsid="00489143" officeooo:paragraph-rsid="00489143" style:font-size-asian="12pt" style:font-weight-asian="bold" style:font-size-complex="12pt" style:font-weight-complex="bold"/>
    </style:style>
    <style:style style:name="P4" style:family="paragraph" style:parent-style-name="Standard">
      <style:text-properties style:font-name="Open Sans" fo:font-size="12pt" officeooo:rsid="00489143" officeooo:paragraph-rsid="00489143" style:font-size-asian="12pt" style:font-size-complex="12pt"/>
    </style:style>
    <style:style style:name="P5" style:family="paragraph" style:parent-style-name="Text_20_body">
      <style:paragraph-properties fo:text-align="start" style:justify-single-word="false"/>
      <style:text-properties style:font-name="Open Sans" fo:font-size="12pt" officeooo:paragraph-rsid="00489143" style:font-size-asian="12pt" style:font-size-complex="12pt"/>
    </style:style>
    <style:style style:name="P6" style:family="paragraph" style:parent-style-name="Text_20_body" style:list-style-name="WWNum26">
      <style:paragraph-properties fo:margin-top="0.423cm" fo:margin-bottom="0cm" style:contextual-spacing="false" fo:text-align="start" style:justify-single-word="false"/>
      <style:text-properties style:font-name="Open Sans" fo:font-size="12pt" officeooo:rsid="00489143" officeooo:paragraph-rsid="00489143" style:font-size-asian="12pt" style:font-size-complex="12pt"/>
    </style:style>
    <style:style style:name="P7" style:family="paragraph" style:parent-style-name="Text_20_body">
      <style:paragraph-properties fo:margin-top="0.423cm" fo:margin-bottom="0cm" style:contextual-spacing="false" fo:text-align="start" style:justify-single-word="false"/>
      <style:text-properties style:font-name="Open Sans" fo:font-size="12pt" officeooo:rsid="00489143" officeooo:paragraph-rsid="00489143" style:font-size-asian="12pt" style:font-size-complex="12pt"/>
    </style:style>
    <style:style style:name="P8" style:family="paragraph" style:parent-style-name="Text_20_body" style:list-style-name="WWNum26">
      <style:paragraph-properties fo:margin-top="0.423cm" fo:margin-bottom="0cm" style:contextual-spacing="false" fo:text-align="start" style:justify-single-word="false"/>
      <style:text-properties style:font-name="Open Sans" fo:font-size="12pt" officeooo:paragraph-rsid="00489143" style:font-size-asian="12pt" style:font-size-complex="12pt"/>
    </style:style>
    <style:style style:name="P9" style:family="paragraph" style:parent-style-name="Text_20_body">
      <style:paragraph-properties fo:margin-top="0.423cm" fo:margin-bottom="0cm" style:contextual-spacing="false" fo:text-align="start" style:justify-single-word="false"/>
      <style:text-properties style:font-name="Open Sans" fo:font-size="12pt" fo:font-weight="bold" officeooo:rsid="00489143" officeooo:paragraph-rsid="00489143" style:font-size-asian="12pt" style:font-weight-asian="bold" style:font-size-complex="12pt" style:font-weight-complex="bold"/>
    </style:style>
    <style:style style:name="T1" style:family="text">
      <style:text-properties officeooo:rsid="0045b6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1">5</text:span></text:p>
      <text:p text:style-name="P2"/>
      <text:p text:style-name="P3">Übung 1</text:p>
      <text:p text:style-name="P4"/>
      <text:p text:style-name="P5">Implementieren Sie eine einfache TODO-Liste als Android App. Die App soll die Organisation einfacher Aufgabeneinträge ermöglichen, die mit einer Priorität versehen werden können (niedrig, normal, hoch).</text:p>
      <text:list xml:id="list6352640432625123381" text:style-name="WWNum26">
        <text:list-item>
          <text:p text:style-name="P8">Implementieren Sie das Grundgerüst einer Anwendung, in der ein TODO (einzelige Texteingabe) angelegt und mit einer Priorität versehen wird. Diese Eingabe soll dauerhaft in einer SQLLite-Datenbank gespeichert werden können. <text:s/>Die App soll die gespeicherten TODOs in einer Liste darstellen.</text:p>
        </text:list-item>
        <text:list-item>
          <text:p text:style-name="P8">Erweitern Sie das Programm dahingehend, dass eine TODO gelöscht werden kann (weil sie z.B. erledigt ist).</text:p>
        </text:list-item>
        <text:list-item>
          <text:p text:style-name="P8">Erweitern Sie die Funktionalität erneut, so dass eine Aktivität auch änderbar ist, also der Text der Aufgabe oder die Priorität geändert werden kann.</text:p>
        </text:list-item>
        <text:list-item>
          <text:p text:style-name="P8">Ergänzen Sie die Funktionalität der App so, dass die TODOs alternativ alphabetisch nach Aufgabe oder nach Priorität geordnet angezeigt werden können. </text:p>
        </text:list-item>
        <text:list-item>
          <text:p text:style-name="P6">Verändern Sie die Darstellung so, dass die TODO-Einträge in unterschiedlichen Farben dargestellt werden können (grün = niedrige, gelb=normale, rot=hohe Priorität).<text:line-break/>Hinweis: Für die Umsetzung dieser Aufgabenstellung müssen Sie den SimpleCursorAdapter durch einen eigenen CustomCursorAdapter ersetzen.</text:p>
        </text:list-item>
      </text:list>
      <text:p text:style-name="P9">Übung 2</text:p>
      <text:p text:style-name="P7">Überführen Sie Übung 1 in eine Responsive App. Innerhalb der Smartphone Anwendung sollen die Tasks innerhalb einer Liste dargestellt werden (wie in Übung 1). Innerhalb der Tablet Anwendung sollen die Tasks in drei Spalten dargestellt werden, die Taskzuordnung in die entsprechende Spalte sollte dabei über die Priorität pass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7.2$Linux_X86_64 LibreOffice_project/420m0$Build-2</meta:generator>
    <dc:date>2014-11-16T21:43:48.229383613</dc:date>
    <dc:creator>Stefan Huber</dc:creator>
    <meta:editing-duration>P1DT4H29M30S</meta:editing-duration>
    <meta:editing-cycles>17</meta:editing-cycles>
    <meta:document-statistic meta:table-count="0" meta:image-count="0" meta:object-count="0" meta:page-count="1" meta:paragraph-count="10" meta:word-count="219" meta:character-count="1559" meta:non-whitespace-character-count="1353"/>
  </office:meta>
</office:document-meta>
</file>